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9e2547"/>
    </style:style>
    <style:style style:name="T28" style:family="text">
      <style:text-properties officeooo:rsid="009f9a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text:span text:style-name="T28">2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9:57:57.439484544</dc:date>
    <meta:editing-duration>PT3H28M47S</meta:editing-duration>
    <meta:editing-cycles>114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